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 svg:font-family="Sans" style:font-family-generic="swiss"/>
    <style:font-face style:name="SF Pro Display" svg:font-family="'SF Pro Display'" style:font-pitch="variable"/>
    <style:font-face style:name="SF Pro Text" svg:font-family="'SF Pr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dc49"/>
    </style:style>
    <style:style style:name="P2" style:family="paragraph" style:parent-style-name="Standard">
      <style:paragraph-properties fo:text-align="center" style:justify-single-word="false"/>
      <style:text-properties style:font-name="SF Pro Text" fo:font-size="18pt" fo:font-weight="bold" officeooo:rsid="0012a99f" officeooo:paragraph-rsid="0012a99f"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SF Pro Text" fo:font-size="16pt" fo:font-weight="bold" officeooo:rsid="0012a99f" officeooo:paragraph-rsid="0012a99f"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SF Pro Text" fo:font-size="12pt" fo:font-weight="normal" officeooo:rsid="0012a99f" officeooo:paragraph-rsid="0012a99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F Pro Text" fo:font-size="13pt" fo:font-weight="normal" officeooo:rsid="0012a99f" officeooo:paragraph-rsid="0012a99f" style:font-size-asian="11.3500003814697pt" style:font-weight-asian="normal" style:font-size-complex="13pt" style:font-weight-complex="normal"/>
    </style:style>
    <style:style style:name="P6" style:family="paragraph" style:parent-style-name="Standard">
      <style:paragraph-properties fo:text-align="center" style:justify-single-word="false"/>
      <style:text-properties style:font-name="SF Pro Text" fo:font-size="13pt" fo:font-weight="normal" officeooo:rsid="0012a99f" officeooo:paragraph-rsid="0012a99f"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font-name="SF Pro Text" fo:font-size="13pt" fo:font-weight="normal" officeooo:rsid="00131e26" officeooo:paragraph-rsid="00131e26"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SF Pro Text" fo:font-size="13pt" fo:font-weight="normal" officeooo:rsid="0014ef49" officeooo:paragraph-rsid="0014ef49"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SF Pro Text" fo:font-size="13pt" fo:font-weight="normal" officeooo:rsid="0015c73c" officeooo:paragraph-rsid="0015c73c"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SF Pro Text" fo:font-size="13pt" fo:font-weight="normal" officeooo:rsid="001661a5" officeooo:paragraph-rsid="001661a5"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SF Pro Text" fo:font-size="13pt" fo:font-weight="normal" officeooo:rsid="00187962" officeooo:paragraph-rsid="0018796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SF Pro Text" fo:font-size="13pt" fo:font-weight="normal" officeooo:rsid="001a2e8b" officeooo:paragraph-rsid="001a2e8b" style:font-size-asian="11.3500003814697pt" style:font-weight-asian="normal" style:font-size-complex="13pt" style:font-weight-complex="normal"/>
    </style:style>
    <style:style style:name="T1" style:family="text">
      <style:text-properties style:font-name="SF Pro Display" fo:font-size="13pt" fo:font-weight="bold" officeooo:rsid="0012a99f" style:font-size-asian="11.3500003814697pt" style:font-weight-asian="bold" style:font-size-complex="13pt" style:font-weight-complex="bold"/>
    </style:style>
    <style:style style:name="T2" style:family="text">
      <style:text-properties style:font-name="SF Pro Text"/>
    </style:style>
    <style:style style:name="T3" style:family="text">
      <style:text-properties style:font-name="SF Pro Text" fo:font-size="13pt" fo:font-weight="normal" officeooo:rsid="0012a99f" style:font-size-asian="11.3500003814697pt" style:font-weight-asian="normal" style:font-size-complex="13pt" style:font-weight-complex="normal"/>
    </style:style>
    <style:style style:name="T4" style:family="text">
      <style:text-properties style:font-name="SF Pro Text" fo:font-size="13pt" fo:font-weight="bold" officeooo:rsid="0012a99f" style:font-size-asian="11.3500003814697pt" style:font-weight-asian="bold" style:font-size-complex="13pt" style:font-weight-complex="bold"/>
    </style:style>
    <style:style style:name="T5" style:family="text">
      <style:text-properties fo:font-size="13pt" fo:font-weight="normal" officeooo:rsid="0012a99f" style:font-size-asian="11.3500003814697pt" style:font-weight-asian="normal" style:font-size-complex="13pt" style:font-weight-complex="normal"/>
    </style:style>
    <style:style style:name="T6" style:family="text">
      <style:text-properties fo:font-size="13pt" fo:font-weight="bold" officeooo:rsid="0012a99f" style:font-size-asian="11.3500003814697pt" style:font-weight-asian="bold" style:font-size-complex="13pt" style:font-weight-complex="bold"/>
    </style:style>
    <style:style style:name="T7" style:family="text">
      <style:text-properties officeooo:rsid="00131e26"/>
    </style:style>
    <style:style style:name="T8" style:family="text">
      <style:text-properties officeooo:rsid="0014ef49"/>
    </style:style>
    <style:style style:name="T9" style:family="text">
      <style:text-properties fo:font-weight="bold" style:font-weight-asian="bold" style:font-weight-complex="bold"/>
    </style:style>
    <style:style style:name="T10" style:family="text">
      <style:text-properties fo:font-weight="bold" officeooo:rsid="0014ef49" style:font-weight-asian="bold" style:font-weight-complex="bold"/>
    </style:style>
    <style:style style:name="T11" style:family="text">
      <style:text-properties fo:font-weight="bold" officeooo:rsid="001661a5" style:font-weight-asian="bold" style:font-weight-complex="bold"/>
    </style:style>
    <style:style style:name="T12" style:family="text">
      <style:text-properties fo:font-weight="bold" officeooo:rsid="00187962" style:font-weight-asian="bold" style:font-weight-complex="bold"/>
    </style:style>
    <style:style style:name="T13" style:family="text">
      <style:text-properties officeooo:rsid="00165a2f"/>
    </style:style>
    <style:style style:name="T14" style:family="text">
      <style:text-properties officeooo:rsid="001661a5"/>
    </style:style>
    <style:style style:name="T15" style:family="text">
      <style:text-properties officeooo:rsid="00178b66"/>
    </style:style>
    <style:style style:name="T16" style:family="text">
      <style:text-properties officeooo:rsid="00187962"/>
    </style:style>
    <style:style style:name="T17" style:family="text">
      <style:text-properties officeooo:rsid="0019f5cb"/>
    </style:style>
    <style:style style:name="T18" style:family="text">
      <style:text-properties officeooo:rsid="001a2e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minent Scientist Lectures</text:p>
      <text:p text:style-name="P3">Annexure II</text:p>
      <text:p text:style-name="P3"/>
      <text:p text:style-name="P4"/>
      <text:p text:style-name="P1"><text:span text:style-name="T3">- Lecture 1 – </text:span><text:span text:style-name="T4">Importance of Early Questions </text:span><text:span text:style-name="T3">by </text:span><text:span text:style-name="T2">Prof. Eluvathingal D. Jemmis, Indian Institute of Science, Banglore, and recipient of Padma Shri (2014), SS Bhatnagar Award (1994) and Fukui Medal (2016)</text:span></text:p>
      <text:p text:style-name="P5"/>
      <text:p text:style-name="P5">The session was one of the most inspiring talks that I have ever had the priviledge of attending. The main theme of the talk revolved around the importance of asking questions especially in the field of science. Prof. Jemmis said in the talk, </text:p>
      <text:p text:style-name="P5"/>
      <text:p text:style-name="P6">“Success of nations depends on the ability of its citizens to ask original questions.”</text:p>
      <text:p text:style-name="P6"/>
      <text:p text:style-name="P5">He also focused on the idea that one need not be a genius to ask questions but aks intriguing questions <text:span text:style-name="T7">and as the experience and academic knowledge of an individual increases, the quality of questions also improves and questions become less generalised. But generalised questions are not bad, instead they are fundamental and quite more important as well as interesting.</text:span></text:p>
      <text:p text:style-name="P5"/>
      <text:p text:style-name="P7">Another major aspect of the talk was to understand the importance of interdisiplinary sciences and Prof. Jemmis gaves us example of Edward Witter who was studying history and instead went on to do a PhD in Theoretical Physics and went on to become one of the pioneers of String Theory. Similar cases have happened where students have found their interests in subjects and fields other than the ones they were studying during their undergraduate or high school years. He also gave us insight into his PhD thesis on the study of Borophene and it was quite engaging and informative.</text:p>
      <text:p text:style-name="P7"/>
      <text:p text:style-name="P7"/>
      <text:p text:style-name="P7"/>
      <text:p text:style-name="P7">- <text:s/><text:span text:style-name="T8">Lecture 2 – </text:span><text:span text:style-name="T10">Igniting Minds: Spurring Innovations </text:span><text:span text:style-name="T8">by Dr. Renu Swarup, Secretary to the Govt. Of India, Dept. Of Biotechnology, Ministry of Science and Technology</text:span></text:p>
      <text:p text:style-name="P7"/>
      <text:p text:style-name="P8">The talk was centred around the provisions and steps taken by senior scientists and the government of India has taken to help ignite young minds in the country and push forward the envelop of innovation in the near future and what steps we can take in the future as students in doing the same. Some of the main focuses are team work, hard work as well as focused and targeted outcome. Dr. Swarup also focused on the importance of international collaboration. </text:p>
      <text:p text:style-name="P8"/>
      <text:p text:style-name="P8"><text:soft-page-break/>One of the major aspects of the talk was the concept if translating our ideas into research and then into a tangible product or service and make it widely availble to the end-user. The talk focused on how knowledge driven enterprises, academia as well R&amp;D departments in both public and private sector along with Start-Ups can help take science and innovation ahead.</text:p>
      <text:p text:style-name="P8"/>
      <text:p text:style-name="P8"/>
      <text:p text:style-name="P9">- Lecture-3 – <text:span text:style-name="T9">Investing in Science, Technology, and Innovation: A way towards an Atmanirbhar Bharat </text:span>by Prof. Alok Dhawan, CSIR-IITR, Lucknow</text:p>
      <text:p text:style-name="P9"/>
      <text:p text:style-name="P9">The lecture was centered on the importance of investments in scientific innovation and research for the formation of a self-reliant nation and it is even more important for a nation as big as ours. The key, as Prof. Dhawan stated is for students to be Critical, Creative and Innovative. The lecture also focused on the role played by CSIR as a pan India research instituion to foster as a link between entrepreneurs, industry and academia and thus increase the development of Science and Technology (S&amp;T) in India. One major aspect of the lecture was also on how CSIR-IITR and other institutions are using drug development and other methods to combat COVID-19 <text:span text:style-name="T13">and eliminate SARS-CoV-2 virus </text:span>in India. <text:span text:style-name="T13">Prof. Dhawan talked about the use of Digital and Molucilar Surviellance to study the sequencing of the corona virus and development of rapid and economical diagnosis for at various facilities and also on the repurposing of drugs and development of new drugs and vaccines.</text:span></text:p>
      <text:p text:style-name="P9"/>
      <text:p text:style-name="P9"/>
      <text:p text:style-name="P9">- <text:span text:style-name="T14">Lecture-4 - </text:span><text:span text:style-name="T11"><text:s/>Science of Climate Change </text:span><text:span text:style-name="T14">by Dr. Madhavan Nair Rajeevan, Secretary at the Ministry of Earth Sciences, Govt. Of India and Chairman at ESSO and Earth Commision</text:span></text:p>
      <text:p text:style-name="P9"/>
      <text:p text:style-name="P10">The lecture was focused on the understanding of all the factors responisible for climate changes and the study of the earth system for understanding as to how we can model and quantitatively understand how the different factors lead to climate change and to what extent. </text:p>
      <text:p text:style-name="P10"/>
      <text:p text:style-name="P10">Climate change maily occurs due to </text:p>
      <text:p text:style-name="P10"/>
      <text:p text:style-name="P10">- Internal causes and</text:p>
      <text:p text:style-name="P10">- External Causes</text:p>
      <text:p text:style-name="P10"/>
      <text:p text:style-name="P10">External Causes are generally comprise of changes of solar irradiance incident on the upper atmosphere, changes in the orbital parameters of the earth such as eccentricity of the orbit or obliquity of the ecliptic and other reasons might be a change in the rate of rotation of the eath about its own axis.</text:p>
      <text:p text:style-name="P10"/>
      <text:p text:style-name="P10">Internal causes are further classified into 2 categories mainly, natural variability such as volcanic eruptions or changes in atmospheric composition or continental drift, etc., and second due to anthropgenic (human) activity <text:soft-page-break/>such as deforestation, desertification, etc. <text:span text:style-name="T15">The lecture further focused on data and using qualitative as well as quantitative data to study how these different factors and causes can effect mean climate in different regions on the planet. Dr. Madhavan focused on both global as well as Indian trends of Surface air temperatures and how it has evolved.</text:span></text:p>
      <text:p text:style-name="P10"/>
      <text:p text:style-name="P10"/>
      <text:p text:style-name="P10">- <text:span text:style-name="T16">Lecture 5 – </text:span><text:span text:style-name="T12">Manage your Career Journey </text:span><text:span text:style-name="T16">by Dr. Julie Franklin, MSc CChem MRSC MCMI, Career Management Specialist.</text:span></text:p>
      <text:p text:style-name="P10"/>
      <text:p text:style-name="P11">This lecture was one of the most productive, informative and interesting lectures till now as Dr. Franlin focued on very important topics such as finding career opprtunities and also what skills are employers looking for in todays demanding enterprise sector as well as the marketable skills needed in Industry. <text:s/>Further she emphasised on techniques to make one’s CV and application stand out, perform in interviews and develop as a professional. </text:p>
      <text:p text:style-name="P11"/>
      <text:p text:style-name="P11">Dr. Franline emphasised that a career is a lifelong leaning journey and it is not linear. It is flexible and dynamic and will change as we evolve as professionals and individuals. She focused on the importance of choosing a profession in a filed which we enjoy to study and work on as individuals to create a proper work-life balance.</text:p>
      <text:p text:style-name="P11"/>
      <text:p text:style-name="P11">One major aspect of the lecture was on the important choice that every young scientist needs to make - “Industry or Academia?” <text:span text:style-name="T17">Dr. Franklin suggested that one must make this choice on the basis of the skills that one has and the goals that one wishes to achieve. She also introduced the difference between an Academic CV and Industrial CV as well as the difference between Academic and Industrial interviews and also gave a brief introduction to the STAR Model for competency based inerview questions -</text:span></text:p>
      <text:p text:style-name="P11"/>
      <text:p text:style-name="P11">- <text:span text:style-name="T18">Situation (setting the context)</text:span></text:p>
      <text:p text:style-name="P11">- <text:span text:style-name="T18">Task (what was required of us?)</text:span></text:p>
      <text:p text:style-name="P11">- <text:span text:style-name="T18">Action (what did we do?)</text:span></text:p>
      <text:p text:style-name="P11">- <text:span text:style-name="T18">Result (what was the outcome?)</text:span></text:p>
      <text:p text:style-name="P12">- and most importantly what did we learn</text:p>
      <text:p text:style-name="P12"/>
      <text:p text:style-name="P12">Another major aspect of this lecture was the development of a professional network and how networking can allow individuals from the same field can help one another. <text:s/>Dr. Franklin focused on the use of social sites such as LinkedIn and ResearchGate to network with individuals from academia and indus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 svg:font-family="Sans" style:font-family-generic="swiss"/>
    <style:font-face style:name="SF Pro Display" svg:font-family="'SF Pro Display'" style:font-pitch="variable"/>
    <style:font-face style:name="SF Pro Text" svg:font-family="'SF Pro T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7T20:14:12.960694661</meta:creation-date>
    <dc:date>2020-08-17T23:02:45.682848223</dc:date>
    <meta:editing-duration>PT39M57S</meta:editing-duration>
    <meta:editing-cycles>4</meta:editing-cycles>
    <meta:generator>LibreOffice/6.1.5.2$Linux_X86_64 LibreOffice_project/10$Build-2</meta:generator>
    <meta:document-statistic meta:table-count="0" meta:image-count="0" meta:object-count="0" meta:page-count="3" meta:paragraph-count="29" meta:word-count="1143" meta:character-count="6880" meta:non-whitespace-character-count="5753"/>
  </office:meta>
</office:document-meta>
</file>